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textarea-horizontal-align="justify" draw:textarea-vertical-align="middle" draw:auto-grow-height="false" fo:min-height="1.972cm" fo:min-width="3.31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289cm" fo:min-width="3.31cm"/>
      <style:paragraph-properties style:writing-mode="lr-tb"/>
    </style:style>
    <style:style style:name="gr3" style:family="graphic" style:parent-style-name="standard">
      <style:graphic-properties draw:marker-start="Arrowheads_20_1" draw:marker-start-width="0.3cm" draw:marker-end="Arrowheads_20_2" draw:marker-end-width="0.3cm" draw:textarea-vertical-align="middle"/>
    </style:style>
    <style:style style:name="gr4" style:family="graphic" style:parent-style-name="standard">
      <style:graphic-properties draw:marker-start="Arrowheads_20_3" draw:marker-start-width="0.3cm" draw:marker-end="Arrowheads_20_4" draw:marker-end-width="0.3cm" draw:textarea-vertical-align="middle"/>
    </style:style>
    <style:style style:name="gr5" style:family="graphic" style:parent-style-name="standard">
      <style:graphic-properties draw:marker-start="Arrowheads_20_5" draw:marker-start-width="0.3cm" draw:marker-end="Arrowheads_20_6" draw:marker-end-width="0.3cm" draw:textarea-vertical-align="middle"/>
    </style:style>
    <style:style style:name="gr6" style:family="graphic" style:parent-style-name="standard">
      <style:graphic-properties draw:marker-start="Arrowheads_20_7" draw:marker-start-width="0.3cm" draw:marker-end="Arrowheads_20_8" draw:marker-end-width="0.3cm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8" style:family="graphic" style:parent-style-name="objectwithoutfill">
      <style:graphic-properties svg:stroke-color="#158466" draw:marker-end="Arrowheads_20_10" draw:marker-end-width="0.3cm" draw:fill="none" draw:textarea-vertical-align="middle"/>
    </style:style>
    <style:style style:name="gr9" style:family="graphic" style:parent-style-name="objectwithoutfill">
      <style:graphic-properties svg:stroke-color="#ff0000" draw:marker-end="Arrowheads_20_10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11" style:family="graphic" style:parent-style-name="objectwithoutfill">
      <style:graphic-properties svg:stroke-color="#158466" draw:marker-end="Arrowheads_20_11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3" style:family="graphic" style:parent-style-name="objectwithoutfill">
      <style:graphic-properties svg:stroke-color="#158466" draw:marker-end="Arrowheads_20_13" draw:marker-end-width="0.3cm" draw:fill="none" draw:textarea-vertical-align="middle"/>
    </style:style>
    <style:style style:name="gr14" style:family="graphic" style:parent-style-name="objectwithoutfill">
      <style:graphic-properties svg:stroke-color="#2a6099" draw:marker-end="Arrowheads_20_13" draw:marker-end-width="0.3cm" draw:fill="none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1cm" svg:height="2.222cm" svg:x="34.002cm" svg:y="1.6cm">
          <text:p text:style-name="P1">modem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2.222cm" svg:x="34.002cm" svg:y="6.458cm">
          <text:p text:style-name="P1">pfsens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2.222cm" svg:x="18.632cm" svg:y="6.457cm">
          <text:p text:style-name="P1">Ap / Switch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2.539cm" svg:x="33.965cm" svg:y="13.633cm">
          <text:p text:style-name="P1">Server #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2.539cm" svg:x="18.632cm" svg:y="13.633cm">
          <text:p text:style-name="P1">Server #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2.539cm" svg:x="12.87cm" svg:y="13.633cm">
          <text:p text:style-name="P1">ZFS Storag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2.539cm" svg:x="15.272cm" svg:y="17.476cm">
          <text:p text:style-name="P1">Internal</text:p>
          <text:p text:style-name="P1">Kubernete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2.539cm" svg:x="21.632cm" svg:y="17.49cm">
          <text:p text:style-name="P1">Bare Metal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2.539cm" svg:x="37.497cm" svg:y="17.793cm">
          <text:p text:style-name="P1">External</text:p>
          <text:p text:style-name="P1">Kubernete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2.539cm" svg:x="30.732cm" svg:y="17.691cm">
          <text:p text:style-name="P1">Bare Metal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2.539cm" svg:x="24.162cm" svg:y="24.778cm">
          <text:p text:style-name="P1">Cockpit/SSH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2.539cm" svg:x="24.065cm" svg:y="21.665cm">
          <text:p text:style-name="P1">EZ Server </text:p>
          <text:p text:style-name="P1">Monito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2.539cm" svg:x="33.052cm" svg:y="25.095cm">
          <text:p text:style-name="P1">Cockpit/SSH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2.539cm" svg:x="33.052cm" svg:y="21.808cm">
          <text:p text:style-name="P1">EZ Server </text:p>
          <text:p text:style-name="P1">Monito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2.539cm" svg:x="40.577cm" svg:y="29.271cm">
          <text:p text:style-name="P1">MariaDB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2.539cm" svg:x="40.527cm" svg:y="21.82cm">
          <text:p text:style-name="P1">Analytics</text:p>
          <text:p text:style-name="P1">For</text:p>
          <text:p text:style-name="P1">Spotify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2.539cm" svg:x="40.477cm" svg:y="25.461cm">
          <text:p text:style-name="P1">phpMyAdmi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2.539cm" svg:x="11.462cm" svg:y="27.953cm">
          <text:p text:style-name="P1">Gitlab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2.539cm" svg:x="11.462cm" svg:y="31.445cm">
          <text:p text:style-name="P1">Gitlab</text:p>
          <text:p text:style-name="P1">Runn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2.539cm" svg:x="11.462cm" svg:y="24.777cm">
          <text:p text:style-name="P1">MariaD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.81cm" svg:height="2.539cm" svg:x="11.462cm" svg:y="21.602cm">
          <text:p text:style-name="P1">phpMyAdmi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2.539cm" svg:x="17.495cm" svg:y="21.603cm">
          <text:p text:style-name="P1">Nextcloud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2.539cm" svg:x="17.495cm" svg:y="24.778cm">
          <text:p text:style-name="P1">Home</text:p>
          <text:p text:style-name="P1">Assistan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2.539cm" svg:x="24.162cm" svg:y="27.952cm">
          <text:p text:style-name="P1">Timeshift &amp;</text:p>
          <text:p text:style-name="P1">LuckyBackup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2.539cm" svg:x="1.302cm" svg:y="13.665cm">
          <text:p text:style-name="P1">Server #2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2.539cm" svg:x="3.502cm" svg:y="17.157cm">
          <text:p text:style-name="P1">OctoPrin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2.539cm" svg:x="3.525cm" svg:y="20.651cm">
          <text:p text:style-name="P1">Cockpit/SSH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2.539cm" svg:x="17.495cm" svg:y="27.953cm">
          <text:p text:style-name="P1">Finance</text:p>
          <text:p text:style-name="P1">Track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2.539cm" svg:x="40.577cm" svg:y="32.88cm">
          <text:p text:style-name="P1">Traefik</text:p>
          <text:p text:style-name="P1">Dashboard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2.539cm" svg:x="40.555cm" svg:y="36.472cm">
          <text:p text:style-name="P1">Kubernetes</text:p>
          <text:p text:style-name="P1">Dashboard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2.539cm" svg:x="17.495cm" svg:y="34.938cm">
          <text:p text:style-name="P1">Traefik</text:p>
          <text:p text:style-name="P1">Dashboard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2.539cm" svg:x="17.495cm" svg:y="31.446cm">
          <text:p text:style-name="P1">Kubernetes</text:p>
          <text:p text:style-name="P1">Dashboard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35.91cm" svg:y1="3.822cm" svg:x2="35.91cm" svg:y2="6.362cm">
          <text:p/>
        </draw:line>
        <draw:line draw:style-name="gr4" draw:text-style-name="P2" draw:layer="layout" svg:x1="22.575cm" svg:y1="7.632cm" svg:x2="34.005cm" svg:y2="7.632cm">
          <text:p/>
        </draw:line>
        <draw:line draw:style-name="gr5" draw:text-style-name="P2" draw:layer="layout" svg:x1="20.527cm" svg:y1="8.802cm" svg:x2="20.527cm" svg:y2="13.565cm">
          <text:p/>
        </draw:line>
        <draw:line draw:style-name="gr6" draw:text-style-name="P2" draw:layer="layout" svg:x1="35.91cm" svg:y1="8.902cm" svg:x2="35.91cm" svg:y2="13.665cm">
          <text:p/>
        </draw:line>
        <draw:frame draw:style-name="gr7" draw:text-style-name="P3" draw:layer="layout" svg:width="3.175cm" svg:height="0.962cm" svg:x="27.655cm" svg:y="6.68cm">
          <draw:text-box>
            <text:p>LAN</text:p>
          </draw:text-box>
        </draw:frame>
        <draw:frame draw:style-name="gr7" draw:text-style-name="P3" draw:layer="layout" svg:width="3.175cm" svg:height="0.962cm" svg:x="33.687cm" svg:y="12.385cm">
          <draw:text-box>
            <text:p>OPT 1</text:p>
          </draw:text-box>
        </draw:frame>
        <draw:line draw:style-name="gr8" draw:text-style-name="P4" draw:layer="layout" svg:x1="25.432cm" svg:y1="7.632cm" svg:x2="35.91cm" svg:y2="11.442cm">
          <text:p/>
        </draw:line>
        <draw:line draw:style-name="gr9" draw:text-style-name="P4" draw:layer="layout" svg:x1="35.91cm" svg:y1="12.077cm" svg:x2="23.845cm" svg:y2="7.632cm">
          <text:p/>
        </draw:line>
        <draw:frame draw:style-name="gr10" draw:text-style-name="P3" draw:layer="layout" svg:width="6.667cm" svg:height="2.384cm" svg:x="29.242cm" svg:y="8.106cm">
          <draw:text-box>
            <text:p>LAN → OPT1</text:p>
            <text:p><text:tab/> <text:s text:c="2"/>Allowed</text:p>
          </draw:text-box>
        </draw:frame>
        <draw:line draw:style-name="gr11" draw:text-style-name="P4" draw:layer="layout" svg:x1="37.397cm" svg:y1="1.6cm" svg:x2="37.397cm" svg:y2="13.665cm">
          <text:p/>
        </draw:line>
        <draw:frame draw:style-name="gr10" draw:text-style-name="P3" draw:layer="layout" svg:width="3.175cm" svg:height="2.384cm" svg:x="37.371cm" svg:y="9.845cm">
          <draw:text-box>
            <text:p>Reverse Proxy</text:p>
            <text:p>(50500)</text:p>
          </draw:text-box>
        </draw:frame>
        <draw:frame draw:style-name="gr12" draw:text-style-name="P3" draw:layer="layout" svg:width="5.398cm" svg:height="1.673cm" svg:x="24.797cm" svg:y="9.537cm">
          <draw:text-box>
            <text:p>OPT1 → LAN</text:p>
            <text:p>Blocked</text:p>
          </draw:text-box>
        </draw:frame>
        <draw:line draw:style-name="gr13" draw:text-style-name="P4" draw:layer="layout" svg:x1="30.83cm" svg:y1="20.332cm" svg:x2="30.83cm" svg:y2="27.635cm">
          <text:p/>
        </draw:line>
        <draw:line draw:style-name="gr13" draw:text-style-name="P4" draw:layer="layout" svg:x1="34.347cm" svg:y1="16.153cm" svg:x2="34.347cm" svg:y2="17.74cm">
          <text:p/>
        </draw:line>
        <draw:line draw:style-name="gr13" draw:text-style-name="P4" draw:layer="layout" svg:x1="37.497cm" svg:y1="16.205cm" svg:x2="37.497cm" svg:y2="17.792cm">
          <text:p/>
        </draw:line>
        <draw:line draw:style-name="gr13" draw:text-style-name="P4" draw:layer="layout" svg:x1="38.45cm" svg:y1="23.072cm" svg:x2="40.672cm" svg:y2="23.072cm">
          <text:p/>
        </draw:line>
        <draw:line draw:style-name="gr13" draw:text-style-name="P4" draw:layer="layout" svg:x1="38.45cm" svg:y1="20.301cm" svg:x2="38.45cm" svg:y2="38.747cm">
          <text:p/>
        </draw:line>
        <draw:line draw:style-name="gr13" draw:text-style-name="P4" draw:layer="layout" svg:x1="30.83cm" svg:y1="26.366cm" svg:x2="33.052cm" svg:y2="26.365cm">
          <text:p/>
        </draw:line>
        <draw:line draw:style-name="gr13" draw:text-style-name="P4" draw:layer="layout" svg:x1="30.83cm" svg:y1="23.19cm" svg:x2="33.052cm" svg:y2="23.189cm">
          <text:p/>
        </draw:line>
        <draw:line draw:style-name="gr13" draw:text-style-name="P4" draw:layer="layout" svg:x1="38.45cm" svg:y1="30.492cm" svg:x2="40.672cm" svg:y2="30.492cm">
          <text:p/>
        </draw:line>
        <draw:line draw:style-name="gr13" draw:text-style-name="P4" draw:layer="layout" svg:x1="38.45cm" svg:y1="37.477cm" svg:x2="40.672cm" svg:y2="37.477cm">
          <text:p/>
        </draw:line>
        <draw:line draw:style-name="gr13" draw:text-style-name="P4" draw:layer="layout" svg:x1="38.45cm" svg:y1="26.682cm" svg:x2="40.672cm" svg:y2="26.682cm">
          <text:p/>
        </draw:line>
        <draw:line draw:style-name="gr13" draw:text-style-name="P4" draw:layer="layout" svg:x1="38.45cm" svg:y1="34.302cm" svg:x2="40.672cm" svg:y2="34.302cm">
          <text:p/>
        </draw:line>
        <draw:line draw:style-name="gr14" draw:text-style-name="P4" draw:layer="layout" svg:x1="18.622cm" svg:y1="14.936cm" svg:x2="16.717cm" svg:y2="14.935cm">
          <text:p/>
        </draw:line>
        <draw:line draw:style-name="gr13" draw:text-style-name="P4" draw:layer="layout" svg:x1="21.855cm" svg:y1="20.001cm" svg:x2="21.855cm" svg:y2="30.492cm">
          <text:p/>
        </draw:line>
        <draw:line draw:style-name="gr13" draw:text-style-name="P4" draw:layer="layout" svg:x1="21.855cm" svg:y1="26.035cm" svg:x2="24.077cm" svg:y2="26.034cm">
          <text:p/>
        </draw:line>
        <draw:line draw:style-name="gr13" draw:text-style-name="P4" draw:layer="layout" svg:x1="21.855cm" svg:y1="22.859cm" svg:x2="24.077cm" svg:y2="22.858cm">
          <text:p/>
        </draw:line>
        <draw:line draw:style-name="gr13" draw:text-style-name="P4" draw:layer="layout" svg:x1="21.94cm" svg:y1="29.222cm" svg:x2="24.162cm" svg:y2="29.221cm">
          <text:p/>
        </draw:line>
        <draw:line draw:style-name="gr5" draw:text-style-name="P2" draw:layer="layout" svg:x1="18.447cm" svg:y1="7.632cm" svg:x2="3.207cm" svg:y2="13.665cm">
          <text:p/>
        </draw:line>
        <draw:line draw:style-name="gr13" draw:text-style-name="P4" draw:layer="layout" svg:x1="1.62cm" svg:y1="16.204cm" svg:x2="1.62cm" svg:y2="23.507cm">
          <text:p/>
        </draw:line>
        <draw:line draw:style-name="gr13" draw:text-style-name="P4" draw:layer="layout" svg:x1="1.62cm" svg:y1="18.746cm" svg:x2="3.525cm" svg:y2="18.745cm">
          <text:p/>
        </draw:line>
        <draw:line draw:style-name="gr13" draw:text-style-name="P4" draw:layer="layout" svg:x1="1.62cm" svg:y1="21.921cm" svg:x2="3.525cm" svg:y2="21.92cm">
          <text:p/>
        </draw:line>
        <draw:line draw:style-name="gr13" draw:text-style-name="P4" draw:layer="layout" svg:x1="16.225cm" svg:y1="20.014cm" svg:x2="16.225cm" svg:y2="37.795cm">
          <text:p/>
        </draw:line>
        <draw:line draw:style-name="gr13" draw:text-style-name="P4" draw:layer="layout" svg:x1="16.225cm" svg:y1="22.556cm" svg:x2="17.495cm" svg:y2="22.555cm">
          <text:p/>
        </draw:line>
        <draw:line draw:style-name="gr13" draw:text-style-name="P4" draw:layer="layout" svg:x1="16.225cm" svg:y1="29.222cm" svg:x2="17.495cm" svg:y2="29.221cm">
          <text:p/>
        </draw:line>
        <draw:line draw:style-name="gr13" draw:text-style-name="P4" draw:layer="layout" svg:x1="16.225cm" svg:y1="26.047cm" svg:x2="17.495cm" svg:y2="26.046cm">
          <text:p/>
        </draw:line>
        <draw:line draw:style-name="gr13" draw:text-style-name="P4" draw:layer="layout" svg:x1="16.225cm" svg:y1="32.716cm" svg:x2="17.495cm" svg:y2="32.715cm">
          <text:p/>
        </draw:line>
        <draw:line draw:style-name="gr13" draw:text-style-name="P4" draw:layer="layout" svg:x1="16.225cm" svg:y1="36.525cm" svg:x2="17.495cm" svg:y2="36.524cm">
          <text:p/>
        </draw:line>
        <draw:line draw:style-name="gr13" draw:text-style-name="P4" draw:layer="layout" svg:x1="16.225cm" svg:y1="33.351cm" svg:x2="15.272cm" svg:y2="33.35cm">
          <text:p/>
        </draw:line>
        <draw:line draw:style-name="gr13" draw:text-style-name="P4" draw:layer="layout" svg:x1="16.225cm" svg:y1="29.858cm" svg:x2="15.272cm" svg:y2="29.857cm">
          <text:p/>
        </draw:line>
        <draw:line draw:style-name="gr13" draw:text-style-name="P4" draw:layer="layout" svg:x1="16.225cm" svg:y1="26.366cm" svg:x2="15.272cm" svg:y2="26.365cm">
          <text:p/>
        </draw:line>
        <draw:line draw:style-name="gr13" draw:text-style-name="P4" draw:layer="layout" svg:x1="16.225cm" svg:y1="23.191cm" svg:x2="15.272cm" svg:y2="23.19cm">
          <text:p/>
        </draw:line>
        <draw:line draw:style-name="gr13" draw:text-style-name="P4" draw:layer="layout" svg:x1="18.765cm" svg:y1="16.191cm" svg:x2="18.765cm" svg:y2="17.475cm">
          <text:p/>
        </draw:line>
        <draw:line draw:style-name="gr13" draw:text-style-name="P4" draw:layer="layout" svg:x1="21.94cm" svg:y1="16.205cm" svg:x2="21.94cm" svg:y2="17.489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3" draw:display-name="Arrowheads 13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Triangle" svg:viewBox="0 0 1013 1130" svg:d="M1009 1050l-449-1008-22-30-29-12-34 12-21 26-449 1012-5 13v8l5 21 12 21 17 13 21 4h903l21-4 21-13 9-21 4-21v-8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127cm" svg:stroke-color="#3465a4" draw:marker-start="Triangle" draw:marker-start-width="0.635cm" draw:marker-start-center="false" draw:marker-end="Triangle" draw:marker-end-width="0.635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127cm" draw:marker-start-width="0.381cm" draw:marker-end="Triangle" draw:marker-end-width="0.483cm" draw:fill="none" draw:fill-gradient-name="Gradient_20_2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5.72cm" fo:page-height="40.6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8-25T18:57:24.212784996</meta:creation-date>
    <dc:date>2021-08-29T18:59:03.256957623</dc:date>
    <meta:editing-duration>PT11M30S</meta:editing-duration>
    <meta:editing-cycles>7</meta:editing-cycles>
    <meta:generator>LibreOffice/7.1.5.2$Linux_X86_64 LibreOffice_project/10$Build-2</meta:generator>
    <meta:document-statistic meta:object-count="76"/>
  </office:meta>
</office:document-meta>
</file>